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773e1" officeooo:paragraph-rsid="0008bf6a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officeooo:rsid="000773e1" officeooo:paragraph-rsid="000773e1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8bba5" officeooo:paragraph-rsid="0008bba5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8bba5" officeooo:paragraph-rsid="0008bf6a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8bf6a" officeooo:paragraph-rsid="0008bf6a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9542" officeooo:paragraph-rsid="00099542" style:font-size-asian="11.3500003814697pt" style:font-size-complex="13pt"/>
    </style:style>
    <style:style style:name="T1" style:family="text">
      <style:text-properties officeooo:rsid="0008bba5"/>
    </style:style>
    <style:style style:name="T2" style:family="text">
      <style:text-properties officeooo:rsid="0008bf6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4">Flow</text:span> : <text:span text:style-name="T5">1</text:span>.Seller registers the product and pays X% amount of the product before hand ,but he will get that amount back after the transaction is completed. Also he chooses the courie<text:span text:style-name="T1">r for that item.</text:span> <text:span text:style-name="T1">(A better version would be to choose each courier per country but that its a bit more complicated, if we choose to implement it like this we can change it later.)</text:span></text:p>
      <text:p text:style-name="P2"/>
      <text:p text:style-name="P4"><text:span text:style-name="T5">2</text:span>.The buyer selects the product and pays the Y% of the original amount* , <text:s/><text:span text:style-name="T2">, he gets back the amount after the delivery is completed</text:span>.</text:p>
      <text:p text:style-name="P4"/>
      <text:p text:style-name="P3"><text:span text:style-name="T5">3</text:span>. The courier <text:span text:style-name="T2">selects the appropriate price for each delivery (maybe per region)</text:span></text:p>
      <text:p text:style-name="P5">and then he pays Z% of the product , he gets back the amount after the delivery is completed.</text:p>
      <text:p text:style-name="P4"><text:span text:style-name="T3">Note</text:span> : <text:span text:style-name="T2">The delivery is completed when the courier and the buyer check their respective box </text:span>.</text:p>
      <text:p text:style-name="P2"/>
      <text:p text:style-name="P2"/>
      <text:p text:style-name="P2">X = 30</text:p>
      <text:p text:style-name="P3">Y = 120</text:p>
      <text:p text:style-name="P5">Z = 10</text:p>
      <text:p text:style-name="P3">* From that amount we pay first the courier and the rest goes to the seller.</text:p>
      <text:p text:style-name="P3"/>
      <text:p text:style-name="P6"><text:span text:style-name="T5">Implementation </text:span>:</text:p>
      <text:p text:style-name="P6">First way : we store all the data at the contract but it will be too expensive as we have to use the contract 2 times per person .One time when they pay upfront and second time when they get their money back. This way they will have to pay 2 times gas-fees.</text:p>
      <text:p text:style-name="P6"/>
      <text:p text:style-name="P6">Second way : We use a mediator to store/lock the money first and at the end of the delivery we release the money and transfer them through the contract <text:s/>. This way is less expensive .</text:p>
      <text:p text:style-name="P6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officeooo:rsid="000773e1" officeooo:paragraph-rsid="0008bf6a" style:font-size-asian="16pt" style:font-size-complex="1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ork-Flow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0:52:38.916471080</meta:creation-date>
    <meta:generator>LibreOffice/6.0.7.3$Linux_X86_64 LibreOffice_project/00m0$Build-3</meta:generator>
    <dc:date>2020-02-26T21:29:05.397131384</dc:date>
    <meta:editing-duration>PT3M49S</meta:editing-duration>
    <meta:editing-cycles>1</meta:editing-cycles>
    <meta:document-statistic meta:table-count="0" meta:image-count="0" meta:object-count="0" meta:page-count="1" meta:paragraph-count="14" meta:word-count="257" meta:character-count="1320" meta:non-whitespace-character-count="1073"/>
  </office:meta>
</office:document-meta>
</file>